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473cm" fo:margin-left="0.54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2.462cm"/>
    </style:style>
    <style:style style:name="Table1.C" style:family="table-column">
      <style:table-column-properties style:column-width="1.296cm"/>
    </style:style>
    <style:style style:name="Table1.D" style:family="table-column">
      <style:table-column-properties style:column-width="1.312cm"/>
    </style:style>
    <style:style style:name="Table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ffcc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d2f8" officeooo:paragraph-rsid="000fd2f8"/>
    </style:style>
    <style:style style:name="P2" style:family="paragraph" style:parent-style-name="Standard">
      <style:text-properties officeooo:rsid="0010739d" officeooo:paragraph-rsid="0010739d"/>
    </style:style>
    <style:style style:name="P3" style:family="paragraph" style:parent-style-name="Standard">
      <style:text-properties fo:font-weight="bold" officeooo:rsid="0010739d" officeooo:paragraph-rsid="0010739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10739d" officeooo:paragraph-rsid="0010739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10739d" officeooo:paragraph-rsid="0010739d" style:font-weight-asian="bold" style:font-weight-complex="bold"/>
    </style:style>
    <style:style style:name="P7" style:family="paragraph" style:parent-style-name="Table_20_Contents">
      <style:text-properties officeooo:rsid="00129876" officeooo:paragraph-rsid="00129876"/>
    </style:style>
    <style:style style:name="P8" style:family="paragraph" style:parent-style-name="Table_20_Contents">
      <style:text-properties officeooo:rsid="00129876" officeooo:paragraph-rsid="001436d4"/>
    </style:style>
    <style:style style:name="P9" style:family="paragraph" style:parent-style-name="Standard" style:list-style-name="L1">
      <style:text-properties officeooo:rsid="0010739d" officeooo:paragraph-rsid="0010739d"/>
    </style:style>
    <style:style style:name="P10" style:family="paragraph" style:parent-style-name="Standard" style:list-style-name="L1">
      <style:text-properties officeooo:rsid="0010048d" officeooo:paragraph-rsid="0010048d"/>
    </style:style>
    <style:style style:name="P11" style:family="paragraph" style:parent-style-name="Table_20_Contents" style:list-style-name="L2">
      <style:paragraph-properties fo:text-align="end" style:justify-single-word="false"/>
    </style:style>
    <style:style style:name="P12" style:family="paragraph" style:parent-style-name="Table_20_Contents" style:list-style-name="L4">
      <style:paragraph-properties fo:text-align="end" style:justify-single-word="false"/>
    </style:style>
    <style:style style:name="P13" style:family="paragraph" style:parent-style-name="Table_20_Contents" style:list-style-name="L3">
      <style:text-properties officeooo:rsid="00129876" officeooo:paragraph-rsid="00129876"/>
    </style:style>
    <style:style style:name="P14" style:family="paragraph" style:parent-style-name="Table_20_Contents">
      <style:text-properties officeooo:rsid="00143af9" officeooo:paragraph-rsid="00143a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ONENTEN</text:p>
      <text:p text:style-name="P1"/>
      <text:p text:style-name="P1"/>
      <text:list xml:id="list7494238988245937828" text:style-name="L1">
        <text:list-item>
          <text:p text:style-name="P9">REGISTRATION <text:s/><text:tab/>(SMART CONTRACT REGISTRATION)</text:p>
          <text:p text:style-name="P10"/>
        </text:list-item>
        <text:list-item>
          <text:p text:style-name="P9">DISCOVERY<text:tab/><text:tab/>(ORACLE DISCOVERY)</text:p>
          <text:p text:style-name="P10"/>
        </text:list-item>
        <text:list-item>
          <text:p text:style-name="P9">ORACLE <text:tab/><text:tab/><text:tab/>(GOVERNMENT ORACLE)</text:p>
          <text:p text:style-name="P9"/>
        </text:list-item>
        <text:list-item>
          <text:p text:style-name="P9">TEST DATA </text:p>
          <text:p text:style-name="P9"/>
        </text:list-item>
        <text:list-item>
          <text:p text:style-name="P9">TEST CHAIN</text:p>
        </text:list-item>
      </text:list>
      <text:p text:style-name="P2"/>
      <text:p text:style-name="P2"/>
      <text:p text:style-name="P2"/>
      <text:p text:style-name="P3">VRAGEN/ISSUE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r</text:p>
          </table:table-cell>
          <table:table-cell table:style-name="Table1.A1" office:value-type="string">
            <text:p text:style-name="P5">Wat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7" office:value-type="string">
            <text:list xml:id="list555514069980879673" text:style-name="L2">
              <text:list-item>
                <text:p text:style-name="P11"/>
              </text:list-item>
            </text:list>
          </table:table-cell>
          <table:table-cell table:style-name="Table1.B2" office:value-type="string">
            <text:p text:style-name="P8">Wat betkent blockchain voor datahuishouding van bedrijven </text:p>
            <text:p text:style-name="P8">(over bedrijven heen) </text:p>
            <text:p text:style-name="P7"/>
            <text:list xml:id="list7759730663420708183" text:style-name="L3">
              <text:list-item>
                <text:p text:style-name="P13">Wat is de betekenis van data in een chain</text:p>
              </text:list-item>
              <text:list-item>
                <text:p text:style-name="P13">Wat staat waar?</text:p>
              </text:list-item>
              <text:list-item>
                <text:p text:style-name="P13">Wie is eigenaar?</text:p>
              </text:list-item>
            </text:list>
          </table:table-cell>
          <table:table-cell table:style-name="Table1.C7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211507691260156465" text:style-name="L4">
              <text:list-item>
                <text:p text:style-name="P12"/>
              </text:list-item>
            </text:list>
          </table:table-cell>
          <table:table-cell table:style-name="Table1.B3" office:value-type="string">
            <text:p text:style-name="P14">Versie Oracle bekend maken in het smart contract?</text:p>
          </table:table-cell>
          <table:table-cell table:style-name="Table1.C7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113927884059433" text:continue-numbering="true" text:style-name="L4">
              <text:list-item>
                <text:p text:style-name="P12"/>
              </text:list-item>
            </text:list>
          </table:table-cell>
          <table:table-cell table:style-name="Table1.B4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113926708927815" text:continue-numbering="true" text:style-name="L4">
              <text:list-item>
                <text:p text:style-name="P12"/>
              </text:list-item>
            </text:list>
          </table:table-cell>
          <table:table-cell table:style-name="Table1.B5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5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113926174274989" text:continue-numbering="true" text:style-name="L4">
              <text:list-item>
                <text:p text:style-name="P12"/>
              </text:list-item>
            </text:list>
          </table:table-cell>
          <table:table-cell table:style-name="Table1.B6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7" office:value-type="string">
            <text:list xml:id="list113926429470968" text:continue-numbering="true" text:style-name="L4">
              <text:list-item>
                <text:p text:style-name="P12"/>
              </text:list-item>
            </text:list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D7" office:value-type="string">
            <text:p text:style-name="Table_20_Contents"/>
          </table:table-cell>
        </table:table-row>
        <table:table-row>
          <table:table-cell table:style-name="Table1.A8" office:value-type="string">
            <text:list xml:id="list113927367762486" text:continue-numbering="true" text:style-name="L4">
              <text:list-item>
                <text:p text:style-name="P12"/>
              </text:list-item>
            </text:list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2:22.519421627</meta:creation-date>
    <dc:date>2018-04-06T11:39:25.870344399</dc:date>
    <meta:editing-duration>PT14H33M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26" meta:word-count="70" meta:character-count="378" meta:non-whitespace-character-count="333"/>
  </office:meta>
</office:document-meta>
</file>